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215in" table:align="left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4.296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 robust <text:span text:style-name="Strong_20_Emphasis">anti-corruption system</text:span>—especially for a global democratic compact like the Earth Compact—must go <text:span text:style-name="Strong_20_Emphasis">beyond enforcement</text:span> and address <text:span text:style-name="Strong_20_Emphasis">structure, incentives, transparency, and culture</text:span>. Here’s a comprehensive, multi-tiered <text:span text:style-name="Strong_20_Emphasis">Anti-Corruption System</text:span>, designed to align with the Compact’s democratic, leaderless, and citizen-centered ethos:</text:p>
      <text:p text:style-name="Horizontal_20_Line"/>
      <text:h text:style-name="Heading_20_2" text:outline-level="2">🌐 <text:span text:style-name="Strong_20_Emphasis">Anti-Corruption Framework for the Earth Compact</text:span></text:h>
      <text:h text:style-name="Heading_20_3" text:outline-level="3"><text:span text:style-name="Strong_20_Emphasis">1. Structural Separation of Powers + Redundancy</text:span></text:h>
      <text:list xml:id="list473867954" text:style-name="L1">
        <text:list-item>
          <text:p text:style-name="P1"><text:span text:style-name="Strong_20_Emphasis">Multilayered Oversight:</text:span> Create separate, independently elected or randomly selected bodies for:</text:p>
          <text:list>
            <text:list-item>
              <text:p text:style-name="P1">Budget oversight</text:p>
            </text:list-item>
            <text:list-item>
              <text:p text:style-name="P1">Ethics investigations</text:p>
            </text:list-item>
            <text:list-item>
              <text:p text:style-name="P1">Procurement auditing</text:p>
            </text:list-item>
          </text:list>
        </text:list-item>
        <text:list-item>
          <text:p text:style-name="P1"><text:span text:style-name="Strong_20_Emphasis">No concentration of financial, legislative, and judicial authority</text:span> in any single body (e.g., no unchecked executive).</text:p>
        </text:list-item>
      </text:list>
      <text:p text:style-name="Quotations">✅ <text:span text:style-name="Emphasis">Inspired by: Swiss cantonal checks, US Inspector General model, and EU Court of Auditors</text:span></text:p>
      <text:p text:style-name="Horizontal_20_Line"/>
      <text:h text:style-name="Heading_20_3" text:outline-level="3"><text:span text:style-name="Strong_20_Emphasis">2. Citizens’ Integrity Chamber (CIC)</text:span></text:h>
      <text:list xml:id="list3450940430" text:style-name="L2">
        <text:list-item>
          <text:p text:style-name="P2">A <text:span text:style-name="Strong_20_Emphasis">rotating body of citizen-jurors</text:span>, selected by <text:span text:style-name="Strong_20_Emphasis">lottery</text:span>, demographically representative, and tasked with:</text:p>
          <text:list>
            <text:list-item>
              <text:p text:style-name="P2">Reviewing high-level decisions</text:p>
            </text:list-item>
            <text:list-item>
              <text:p text:style-name="P2">Hearing whistleblower cases</text:p>
            </text:list-item>
            <text:list-item>
              <text:p text:style-name="P2">Approving exceptions to standard procedures</text:p>
            </text:list-item>
          </text:list>
        </text:list-item>
        <text:list-item>
          <text:p text:style-name="P2">Members serve short, non-renewable terms to avoid entrenchment.</text:p>
        </text:list-item>
      </text:list>
      <text:p text:style-name="Quotations">✅ <text:span text:style-name="Emphasis">Inspired by: Citizen juries, Ireland’s Citizens' Assembly, Sortition theory</text:span></text:p>
      <text:p text:style-name="Horizontal_20_Line"/>
      <text:h text:style-name="Heading_20_3" text:outline-level="3"><text:span text:style-name="Strong_20_Emphasis">3. Radical Transparency + Public Ledger</text:span></text:h>
      <text:list xml:id="list2586237212" text:style-name="L3">
        <text:list-item>
          <text:p text:style-name="P3"><text:span text:style-name="Strong_20_Emphasis">Mandatory publication</text:span> of:</text:p>
          <text:list>
            <text:list-item>
              <text:p text:style-name="P3">All public contracts and budgets</text:p>
            </text:list-item>
            <text:list-item>
              <text:p text:style-name="P3">Meeting minutes of all decision-making bodies</text:p>
            </text:list-item>
            <text:list-item>
              <text:p text:style-name="P3"><text:soft-page-break/>Lobbying interactions and donations</text:p>
            </text:list-item>
          </text:list>
        </text:list-item>
        <text:list-item>
          <text:p text:style-name="P3"><text:span text:style-name="Strong_20_Emphasis">Immutable open-source ledgers (blockchain or cryptographic logs)</text:span> track:</text:p>
          <text:list>
            <text:list-item>
              <text:p text:style-name="P3">Asset declarations of officials</text:p>
            </text:list-item>
            <text:list-item>
              <text:p text:style-name="P3">Public spending</text:p>
            </text:list-item>
            <text:list-item>
              <text:p text:style-name="P3">AI or algorithmic decision logs</text:p>
            </text:list-item>
          </text:list>
        </text:list-item>
      </text:list>
      <text:p text:style-name="Quotations">✅ <text:span text:style-name="Emphasis">Inspired by: Estonia’s digital transparency system, Open Contracting Partnership, Git transparency models</text:span></text:p>
      <text:p text:style-name="Horizontal_20_Line"/>
      <text:h text:style-name="Heading_20_3" text:outline-level="3"><text:span text:style-name="Strong_20_Emphasis">4. Whistleblower Protection + Anonymous Reporting</text:span></text:h>
      <text:list xml:id="list3966739910" text:style-name="L4">
        <text:list-item>
          <text:p text:style-name="P4">Global, end-to-end encrypted anonymous channels for reporting corruption.</text:p>
        </text:list-item>
        <text:list-item>
          <text:p text:style-name="P4">Legal immunity and financial reward for verified whistleblowers.</text:p>
        </text:list-item>
        <text:list-item>
          <text:p text:style-name="P4">Retaliation equals automatic ethics investigation of superior.</text:p>
        </text:list-item>
      </text:list>
      <text:p text:style-name="Quotations">✅ <text:span text:style-name="Emphasis">Inspired by: SEC whistleblower program, Transparency International models</text:span></text:p>
      <text:p text:style-name="Horizontal_20_Line"/>
      <text:h text:style-name="Heading_20_3" text:outline-level="3"><text:span text:style-name="Strong_20_Emphasis">5. AI &amp; Algorithmic Oversight</text:span></text:h>
      <text:list xml:id="list1857216870" text:style-name="L5">
        <text:list-item>
          <text:p text:style-name="P5">AI used not only to flag anomalies in procurement, budgeting, and asset declarations—but its <text:span text:style-name="Strong_20_Emphasis">code and training data</text:span> must be:</text:p>
          <text:list>
            <text:list-item>
              <text:p text:style-name="P5">Open source</text:p>
            </text:list-item>
            <text:list-item>
              <text:p text:style-name="P5">Auditable by civil society</text:p>
            </text:list-item>
          </text:list>
        </text:list-item>
        <text:list-item>
          <text:p text:style-name="P5">An independent AI Ethics Ombudsman monitors misuse.</text:p>
        </text:list-item>
      </text:list>
      <text:p text:style-name="Quotations">✅ <text:span text:style-name="Emphasis">Inspired by: Brazil’s AI-powered audit tools, open-source principles</text:span></text:p>
      <text:p text:style-name="Horizontal_20_Line"/>
      <text:h text:style-name="Heading_20_3" text:outline-level="3"><text:span text:style-name="Strong_20_Emphasis">6. Decentralized Investigative Media Grants</text:span></text:h>
      <text:list xml:id="list362360482" text:style-name="L6">
        <text:list-item>
          <text:p text:style-name="P6">Fund and protect independent, cross-border investigative journalism through:</text:p>
          <text:list>
            <text:list-item>
              <text:p text:style-name="P6">Firewalled funding pools from Compact Partners</text:p>
            </text:list-item>
            <text:list-item>
              <text:p text:style-name="P6">Rotating editorial oversight by civil society boards</text:p>
            </text:list-item>
          </text:list>
        </text:list-item>
        <text:list-item>
          <text:p text:style-name="P6">Incentivize collaborations between media, data scientists, and civic coders.</text:p>
        </text:list-item>
      </text:list>
      <text:p text:style-name="Quotations">✅ <text:span text:style-name="Emphasis">Inspired by: OCCRP, ProPublica, and the Panama Papers model</text:span></text:p>
      <text:p text:style-name="Horizontal_20_Line"/>
      <text:h text:style-name="Heading_20_3" text:outline-level="3"><text:soft-page-break/><text:span text:style-name="Strong_20_Emphasis">7. Ethics Veto + Popular Impeachment</text:span></text:h>
      <text:list xml:id="list1076123387" text:style-name="L7">
        <text:list-item>
          <text:p text:style-name="P7">Any citizen (or group) may <text:span text:style-name="Strong_20_Emphasis">submit a formal petition</text:span> for:</text:p>
          <text:list>
            <text:list-item>
              <text:p text:style-name="P7">Ethics veto of a pending decision</text:p>
            </text:list-item>
            <text:list-item>
              <text:p text:style-name="P7">Popular impeachment vote of a public official</text:p>
            </text:list-item>
          </text:list>
        </text:list-item>
        <text:list-item>
          <text:p text:style-name="P7">Trigger thresholds require only <text:span text:style-name="Strong_20_Emphasis">a fixed percentage of verified citizen support</text:span>, not elite approval.</text:p>
        </text:list-item>
      </text:list>
      <text:p text:style-name="Quotations">✅ <text:span text:style-name="Emphasis">Inspired by: Swiss Referenda + recall systems</text:span></text:p>
      <text:p text:style-name="Horizontal_20_Line"/>
      <text:h text:style-name="Heading_20_3" text:outline-level="3"><text:span text:style-name="Strong_20_Emphasis">8. Civic Education + Integrity Culture</text:span></text:h>
      <text:list xml:id="list4268449505" text:style-name="L8">
        <text:list-item>
          <text:p text:style-name="P8">Mandatory integrity and civic ethics training for all public servants, with:</text:p>
          <text:list>
            <text:list-item>
              <text:p text:style-name="P8">Open-source curriculum</text:p>
            </text:list-item>
            <text:list-item>
              <text:p text:style-name="P8">Citizen-evaluated performance reviews</text:p>
            </text:list-item>
          </text:list>
        </text:list-item>
        <text:list-item>
          <text:p text:style-name="P8">Anti-corruption values embedded in <text:span text:style-name="Strong_20_Emphasis">education, media, and public rituals</text:span>.</text:p>
        </text:list-item>
      </text:list>
      <text:p text:style-name="Quotations">✅ <text:span text:style-name="Emphasis">Inspired by: Singapore’s anti-corruption campaigns and Finnish civic education</text:span></text:p>
      <text:p text:style-name="Horizontal_20_Line"/>
      <text:h text:style-name="Heading_20_3" text:outline-level="3"><text:span text:style-name="Strong_20_Emphasis">9. Independent Global Anti-Corruption Tribunal</text:span></text:h>
      <text:list xml:id="list4037702196" text:style-name="L9">
        <text:list-item>
          <text:p text:style-name="P9">Permanent international tribunal with jurisdiction over:</text:p>
          <text:list>
            <text:list-item>
              <text:p text:style-name="P9">Cross-border corruption</text:p>
            </text:list-item>
            <text:list-item>
              <text:p text:style-name="P9">Compact signatory officials</text:p>
            </text:list-item>
          </text:list>
        </text:list-item>
        <text:list-item>
          <text:p text:style-name="P9">Cases may be initiated by:</text:p>
          <text:list>
            <text:list-item>
              <text:p text:style-name="P9">Member states</text:p>
            </text:list-item>
            <text:list-item>
              <text:p text:style-name="P9">Ethics Commissions</text:p>
            </text:list-item>
            <text:list-item>
              <text:p text:style-name="P9">Civil society bodies</text:p>
            </text:list-item>
          </text:list>
        </text:list-item>
      </text:list>
      <text:p text:style-name="Quotations">✅ <text:span text:style-name="Emphasis">Inspired by: International Criminal Court + World Bank Sanctions Board</text:span></text:p>
      <text:p text:style-name="Horizontal_20_Line"/>
      <text:h text:style-name="Heading_20_3" text:outline-level="3"><text:span text:style-name="Strong_20_Emphasis">10. Transparent Enforcement &amp; Sanctions Matrix</text:span></text:h>
      <text:list xml:id="list3755508836" text:style-name="L10">
        <text:list-item>
          <text:p text:style-name="P10">Sanctions for corruption (bribery, embezzlement, abuse of power) include:</text:p>
          <text:list>
            <text:list-item>
              <text:p text:style-name="P10">Loss of office</text:p>
            </text:list-item>
            <text:list-item>
              <text:p text:style-name="P10">Public censure</text:p>
            </text:list-item>
            <text:list-item>
              <text:p text:style-name="P10"><text:soft-page-break/>Personal financial restitution</text:p>
            </text:list-item>
            <text:list-item>
              <text:p text:style-name="P10">Bar from future public service</text:p>
            </text:list-item>
          </text:list>
        </text:list-item>
        <text:list-item>
          <text:p text:style-name="P10">Sanctions applied <text:span text:style-name="Strong_20_Emphasis">openly, with full due process</text:span>, and documented in public archives.</text:p>
        </text:list-item>
      </text:list>
      <text:p text:style-name="Horizontal_20_Line"/>
      <text:h text:style-name="Heading_20_2" text:outline-level="2">🧩 Integration with Earth Compact Principl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ompact Value</text:span></text:p>
            </table:table-cell>
            <table:table-cell table:style-name="Table1.A1" office:value-type="string">
              <text:p text:style-name="Table_20_Heading"><text:span text:style-name="Strong_20_Emphasis">Anti-Corruption Mechanism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Citizen-Led Governance</text:p>
          </table:table-cell>
          <table:table-cell table:style-name="Table1.A1" office:value-type="string">
            <text:p text:style-name="Table_20_Contents">Sortition-based Integrity Chamber; Referenda; Ethics Veto</text:p>
          </table:table-cell>
        </table:table-row>
        <table:table-row>
          <table:table-cell table:style-name="Table1.A1" office:value-type="string">
            <text:p text:style-name="Table_20_Contents">Transparency</text:p>
          </table:table-cell>
          <table:table-cell table:style-name="Table1.A1" office:value-type="string">
            <text:p text:style-name="Table_20_Contents">Open ledgers; public dashboards; contract disclosure</text:p>
          </table:table-cell>
        </table:table-row>
        <table:table-row>
          <table:table-cell table:style-name="Table1.A1" office:value-type="string">
            <text:p text:style-name="Table_20_Contents">Inclusivity</text:p>
          </table:table-cell>
          <table:table-cell table:style-name="Table1.A1" office:value-type="string">
            <text:p text:style-name="Table_20_Contents">Diverse juries; global whistleblower access</text:p>
          </table:table-cell>
        </table:table-row>
        <table:table-row>
          <table:table-cell table:style-name="Table1.A1" office:value-type="string">
            <text:p text:style-name="Table_20_Contents">Accountability</text:p>
          </table:table-cell>
          <table:table-cell table:style-name="Table1.A1" office:value-type="string">
            <text:p text:style-name="Table_20_Contents">Tribunal + independent audits; real-time public oversight</text:p>
          </table:table-cell>
        </table:table-row>
        <table:table-row>
          <table:table-cell table:style-name="Table1.A1" office:value-type="string">
            <text:p text:style-name="Table_20_Contents">Decentralization</text:p>
          </table:table-cell>
          <table:table-cell table:style-name="Table1.A1" office:value-type="string">
            <text:p text:style-name="Table_20_Contents">No top-down enforcer; layered checks at local, regional, global</text:p>
          </table:table-cell>
        </table:table-row>
        <table:table-row>
          <table:table-cell table:style-name="Table1.A1" office:value-type="string">
            <text:p text:style-name="Table_20_Contents">Ethical Culture</text:p>
          </table:table-cell>
          <table:table-cell table:style-name="Table1.A1" office:value-type="string">
            <text:p text:style-name="Table_20_Contents">Education; rituals; visibility of civic heroes and whistleblowers</text:p>
          </table:table-cell>
        </table:table-row>
      </table:table>
      <text:p text:style-name="Horizontal_20_Line"/>
      <text:p text:style-name="Text_20_body">Would you like this turned into <text:span text:style-name="Strong_20_Emphasis">Article XV – Integrity &amp; Anti-Corruption</text:span>, with formal constitutional formatting and citations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31T17:54:27.344860362</meta:creation-date>
    <dc:date>2025-07-31T17:54:57.090916128</dc:date>
    <dc:creator>Peter Glen</dc:creator>
    <meta:editing-duration>PT31S</meta:editing-duration>
    <meta:editing-cycles>1</meta:editing-cycles>
    <meta:document-statistic meta:table-count="1" meta:image-count="0" meta:object-count="0" meta:page-count="4" meta:paragraph-count="87" meta:word-count="635" meta:character-count="4506" meta:non-whitespace-character-count="4010"/>
    <meta:generator>LibreOffice/7.3.7.2$Linux_X86_64 LibreOffice_project/30$Build-2</meta:generator>
  </office:meta>
</office:document-meta>
</file>